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95pt"/>
    </style:style>
    <style:style style:name="co2" style:family="table-column">
      <style:table-column-properties fo:break-before="auto" style:column-width="146.86pt"/>
    </style:style>
    <style:style style:name="co3" style:family="table-column">
      <style:table-column-properties fo:break-before="auto" style:column-width="117.55pt"/>
    </style:style>
    <style:style style:name="co4" style:family="table-column">
      <style:table-column-properties fo:break-before="auto" style:column-width="77.36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50.91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105.76pt"/>
    </style:style>
    <style:style style:name="co10" style:family="table-column">
      <style:table-column-properties fo:break-before="auto" style:column-width="96.66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Notes">
      <style:table-properties table:display="true" style:writing-mode="lr-tb"/>
    </style:style>
    <style:style style:name="ta2" style:family="table" style:master-page-name="PageStyle_5f_Coeff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2.01pt"/>
    </style:style>
    <style:style style:name="ce2" style:family="table-cell" style:parent-style-name="Default" style:data-style-name="N37">
      <style:table-cell-properties fo:padding="2.01pt"/>
    </style:style>
    <style:style style:name="ce7" style:family="table-cell" style:parent-style-name="Default" style:data-style-name="N0">
      <style:table-cell-properties fo:padding="2.01pt"/>
    </style:style>
    <style:style style:name="ce3" style:family="table-cell" style:parent-style-name="Default">
      <style:table-cell-properties fo:border="0.06pt solid #000000" fo:padding="2.01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ote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6" table:default-cell-style-name="ce1"/>
        <table:table-column table:style-name="co1" table:number-columns-repeated="7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/G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Mathematiques</text:p>
          </table:table-cell>
          <table:table-cell office:value-type="string" calcext:value-type="string">
            <text:p>Francais</text:p>
          </table:table-cell>
          <table:table-cell office:value-type="string" calcext:value-type="string">
            <text:p>Histoire/Geographie</text:p>
          </table:table-cell>
          <table:table-cell office:value-type="string" calcext:value-type="string">
            <text:p>LV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oyenne pond</text:p>
          </table:table-cell>
          <table:table-cell table:number-columns-repeated="1008"/>
        </table:table-row>
        <table:table-row table:style-name="ro1">
          <table:table-cell office:value-type="float" office:value="2018001" calcext:value-type="float">
            <text:p>201800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Adler</text:p>
          </table:table-cell>
          <table:table-cell table:style-name="ce2" office:value-type="date" office:date-value="1995-10-28" calcext:value-type="date">
            <text:p>10/28/95</text:p>
          </table:table-cell>
          <table:table-cell table:style-name="ce7" table:formula="of:=DATEDIF([.E2];TODAY();&quot;y&quot;)" office:value-type="float" office:value="22" calcext:value-type="float">
            <text:p>2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ÉVREUX</text:p>
          </table:table-cell>
          <table:table-cell office:value-type="float" office:value="13.9" calcext:value-type="float">
            <text:p>13.9</text:p>
          </table:table-cell>
          <table:table-cell office:value-type="float" office:value="9.5" calcext:value-type="float">
            <text:p>9.5</text:p>
          </table:table-cell>
          <table:table-cell office:value-type="float" office:value="5.5" calcext:value-type="float">
            <text:p>5.5</text:p>
          </table:table-cell>
          <table:table-cell office:value-type="float" office:value="8.1" calcext:value-type="float">
            <text:p>8.1</text:p>
          </table:table-cell>
          <table:table-cell office:value-type="float" office:value="9.3" calcext:value-type="float">
            <text:p>9.3</text:p>
          </table:table-cell>
          <table:table-cell table:formula="of:=AVERAGE([.I2:.M2])" office:value-type="float" office:value="9.26" calcext:value-type="float">
            <text:p>9.26</text:p>
          </table:table-cell>
          <table:table-cell table:formula="of:=MEDIAN([.I2:.M2])" office:value-type="float" office:value="9.3" calcext:value-type="float">
            <text:p>9.3</text:p>
          </table:table-cell>
          <table:table-cell table:formula="of:=([.I2]*[$Coeff.$B$2]+[.J2]*[$Coeff.$B$4]+[.K2]*[$Coeff.$B$5]+[.L2]*[$Coeff.$B$6]+[.M2]*[$Coeff.$B$3])/SUM([$Coeff.$B$2:.$B$6])" office:value-type="float" office:value="9.97" calcext:value-type="float">
            <text:p>9.97</text:p>
          </table:table-cell>
          <table:table-cell table:number-columns-repeated="1008"/>
        </table:table-row>
        <table:table-row table:style-name="ro1">
          <table:table-cell office:value-type="float" office:value="2018002" calcext:value-type="float">
            <text:p>201800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tthieu</text:p>
          </table:table-cell>
          <table:table-cell office:value-type="string" calcext:value-type="string">
            <text:p>Blondlot</text:p>
          </table:table-cell>
          <table:table-cell table:style-name="ce2" office:value-type="date" office:date-value="1996-09-09" calcext:value-type="date">
            <text:p>09/09/96</text:p>
          </table:table-cell>
          <table:table-cell table:style-name="ce7" table:formula="of:=DATEDIF([.E3];TODAY();&quot;y&quot;)" office:value-type="float" office:value="22" calcext:value-type="float">
            <text:p>22</text:p>
          </table:table-cell>
          <table:table-cell office:value-type="float" office:value="59190" calcext:value-type="float">
            <text:p>59190</text:p>
          </table:table-cell>
          <table:table-cell office:value-type="string" calcext:value-type="string">
            <text:p>HAZEBROUCK</text:p>
          </table:table-cell>
          <table:table-cell office:value-type="float" office:value="9.25" calcext:value-type="float">
            <text:p>9.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5.3" calcext:value-type="float">
            <text:p>15.3</text:p>
          </table:table-cell>
          <table:table-cell office:value-type="float" office:value="5.75" calcext:value-type="float">
            <text:p>5.75</text:p>
          </table:table-cell>
          <table:table-cell table:formula="of:=AVERAGE([.I3:.M3])" office:value-type="float" office:value="11.06" calcext:value-type="float">
            <text:p>11.06</text:p>
          </table:table-cell>
          <table:table-cell table:formula="of:=MEDIAN([.I3:.M3])" office:value-type="float" office:value="9.25" calcext:value-type="float">
            <text:p>9.25</text:p>
          </table:table-cell>
          <table:table-cell table:formula="of:=([.I3]*[$Coeff.$B$2]+[.J3]*[$Coeff.$B$4]+[.K3]*[$Coeff.$B$5]+[.L3]*[$Coeff.$B$6]+[.M3]*[$Coeff.$B$3])/SUM([$Coeff.$B$2:.$B$6])" office:value-type="float" office:value="10.82" calcext:value-type="float">
            <text:p>10.82</text:p>
          </table:table-cell>
          <table:table-cell table:number-columns-repeated="1008"/>
        </table:table-row>
        <table:table-row table:style-name="ro1">
          <table:table-cell office:value-type="float" office:value="2018003" calcext:value-type="float">
            <text:p>2018003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Brousseau</text:p>
          </table:table-cell>
          <table:table-cell table:style-name="ce2" office:value-type="date" office:date-value="1995-04-24" calcext:value-type="date">
            <text:p>04/24/95</text:p>
          </table:table-cell>
          <table:table-cell table:style-name="ce7" table:formula="of:=DATEDIF([.E4];TODAY();&quot;y&quot;)" office:value-type="float" office:value="23" calcext:value-type="float">
            <text:p>23</text:p>
          </table:table-cell>
          <table:table-cell office:value-type="float" office:value="64000" calcext:value-type="float">
            <text:p>64000</text:p>
          </table:table-cell>
          <table:table-cell office:value-type="string" calcext:value-type="string">
            <text:p>PAU</text:p>
          </table:table-cell>
          <table:table-cell office:value-type="float" office:value="10.5" calcext:value-type="float">
            <text:p>10.5</text:p>
          </table:table-cell>
          <table:table-cell office:value-type="float" office:value="14.3" calcext:value-type="float">
            <text:p>14.3</text:p>
          </table:table-cell>
          <table:table-cell office:value-type="float" office:value="13.4" calcext:value-type="float">
            <text:p>13.4</text:p>
          </table:table-cell>
          <table:table-cell office:value-type="float" office:value="15.17" calcext:value-type="float">
            <text:p>15.17</text:p>
          </table:table-cell>
          <table:table-cell office:value-type="float" office:value="11.95" calcext:value-type="float">
            <text:p>11.95</text:p>
          </table:table-cell>
          <table:table-cell table:formula="of:=AVERAGE([.I4:.M4])" office:value-type="float" office:value="13.064" calcext:value-type="float">
            <text:p>13.064</text:p>
          </table:table-cell>
          <table:table-cell table:formula="of:=MEDIAN([.I4:.M4])" office:value-type="float" office:value="13.4" calcext:value-type="float">
            <text:p>13.4</text:p>
          </table:table-cell>
          <table:table-cell table:formula="of:=([.I4]*[$Coeff.$B$2]+[.J4]*[$Coeff.$B$4]+[.K4]*[$Coeff.$B$5]+[.L4]*[$Coeff.$B$6]+[.M4]*[$Coeff.$B$3])/SUM([$Coeff.$B$2:.$B$6])" office:value-type="float" office:value="12.6855" calcext:value-type="float">
            <text:p>12.6855</text:p>
          </table:table-cell>
          <table:table-cell table:number-columns-repeated="1008"/>
        </table:table-row>
        <table:table-row table:style-name="ro1">
          <table:table-cell office:value-type="float" office:value="2018004" calcext:value-type="float">
            <text:p>2018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minique</text:p>
          </table:table-cell>
          <table:table-cell office:value-type="string" calcext:value-type="string">
            <text:p>Duranseau</text:p>
          </table:table-cell>
          <table:table-cell table:style-name="ce2" office:value-type="date" office:date-value="1995-10-10" calcext:value-type="date">
            <text:p>10/10/95</text:p>
          </table:table-cell>
          <table:table-cell table:style-name="ce7" table:formula="of:=DATEDIF([.E5];TODAY();&quot;y&quot;)" office:value-type="float" office:value="22" calcext:value-type="float">
            <text:p>22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EVRY</text:p>
          </table:table-cell>
          <table:table-cell office:value-type="float" office:value="16.95" calcext:value-type="float">
            <text:p>16.9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11.21" calcext:value-type="float">
            <text:p>11.21</text:p>
          </table:table-cell>
          <table:table-cell office:value-type="float" office:value="9.3" calcext:value-type="float">
            <text:p>9.3</text:p>
          </table:table-cell>
          <table:table-cell table:formula="of:=AVERAGE([.I5:.M5])" office:value-type="float" office:value="10.592" calcext:value-type="float">
            <text:p>10.592</text:p>
          </table:table-cell>
          <table:table-cell table:formula="of:=MEDIAN([.I5:.M5])" office:value-type="float" office:value="10" calcext:value-type="float">
            <text:p>10</text:p>
          </table:table-cell>
          <table:table-cell table:formula="of:=([.I5]*[$Coeff.$B$2]+[.J5]*[$Coeff.$B$4]+[.K5]*[$Coeff.$B$5]+[.L5]*[$Coeff.$B$6]+[.M5]*[$Coeff.$B$3])/SUM([$Coeff.$B$2:.$B$6])" office:value-type="float" office:value="11.4515" calcext:value-type="float">
            <text:p>11.4515</text:p>
          </table:table-cell>
          <table:table-cell table:number-columns-repeated="1008"/>
        </table:table-row>
        <table:table-row table:style-name="ro1">
          <table:table-cell office:value-type="float" office:value="2018005" calcext:value-type="float">
            <text:p>2018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elda</text:p>
          </table:table-cell>
          <table:table-cell office:value-type="string" calcext:value-type="string">
            <text:p>Grimard</text:p>
          </table:table-cell>
          <table:table-cell table:style-name="ce2" office:value-type="date" office:date-value="1995-03-04" calcext:value-type="date">
            <text:p>03/04/95</text:p>
          </table:table-cell>
          <table:table-cell table:style-name="ce7" table:formula="of:=DATEDIF([.E6];TODAY();&quot;y&quot;)" office:value-type="float" office:value="23" calcext:value-type="float">
            <text:p>23</text:p>
          </table:table-cell>
          <table:table-cell office:value-type="float" office:value="13100" calcext:value-type="float">
            <text:p>13100</text:p>
          </table:table-cell>
          <table:table-cell office:value-type="string" calcext:value-type="string">
            <text:p>AIX-EN-PROVENCE</text:p>
          </table:table-cell>
          <table:table-cell office:value-type="float" office:value="5.8" calcext:value-type="float">
            <text:p>5.8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.6</text:p>
          </table:table-cell>
          <table:table-cell office:value-type="float" office:value="8.9" calcext:value-type="float">
            <text:p>8.9</text:p>
          </table:table-cell>
          <table:table-cell office:value-type="float" office:value="7.03" calcext:value-type="float">
            <text:p>7.03</text:p>
          </table:table-cell>
          <table:table-cell table:formula="of:=AVERAGE([.I6:.M6])" office:value-type="float" office:value="8.866" calcext:value-type="float">
            <text:p>8.866</text:p>
          </table:table-cell>
          <table:table-cell table:formula="of:=MEDIAN([.I6:.M6])" office:value-type="float" office:value="8.6" calcext:value-type="float">
            <text:p>8.6</text:p>
          </table:table-cell>
          <table:table-cell table:formula="of:=([.I6]*[$Coeff.$B$2]+[.J6]*[$Coeff.$B$4]+[.K6]*[$Coeff.$B$5]+[.L6]*[$Coeff.$B$6]+[.M6]*[$Coeff.$B$3])/SUM([$Coeff.$B$2:.$B$6])" office:value-type="float" office:value="8.571" calcext:value-type="float">
            <text:p>8.571</text:p>
          </table:table-cell>
          <table:table-cell table:number-columns-repeated="1008"/>
        </table:table-row>
        <table:table-row table:style-name="ro1">
          <table:table-cell office:value-type="float" office:value="2018006" calcext:value-type="float">
            <text:p>2018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tte</text:p>
          </table:table-cell>
          <table:table-cell office:value-type="string" calcext:value-type="string">
            <text:p>Guernon</text:p>
          </table:table-cell>
          <table:table-cell table:style-name="ce2" office:value-type="date" office:date-value="1997-03-08" calcext:value-type="date">
            <text:p>03/08/97</text:p>
          </table:table-cell>
          <table:table-cell table:style-name="ce7" table:formula="of:=DATEDIF([.E7];TODAY();&quot;y&quot;)" office:value-type="float" office:value="21" calcext:value-type="float">
            <text:p>21</text:p>
          </table:table-cell>
          <table:table-cell office:value-type="float" office:value="77200" calcext:value-type="float">
            <text:p>77200</text:p>
          </table:table-cell>
          <table:table-cell office:value-type="string" calcext:value-type="string">
            <text:p>TORCY</text:p>
          </table:table-cell>
          <table:table-cell office:value-type="float" office:value="14.5" calcext:value-type="float">
            <text:p>14.5</text:p>
          </table:table-cell>
          <table:table-cell office:value-type="float" office:value="15.8" calcext:value-type="float">
            <text:p>15.8</text:p>
          </table:table-cell>
          <table:table-cell office:value-type="float" office:value="14.5" calcext:value-type="float">
            <text:p>14.5</text:p>
          </table:table-cell>
          <table:table-cell office:value-type="float" office:value="9.3" calcext:value-type="float">
            <text:p>9.3</text:p>
          </table:table-cell>
          <table:table-cell office:value-type="float" office:value="10.34" calcext:value-type="float">
            <text:p>10.34</text:p>
          </table:table-cell>
          <table:table-cell table:formula="of:=AVERAGE([.I7:.M7])" office:value-type="float" office:value="12.888" calcext:value-type="float">
            <text:p>12.888</text:p>
          </table:table-cell>
          <table:table-cell table:formula="of:=MEDIAN([.I7:.M7])" office:value-type="float" office:value="14.5" calcext:value-type="float">
            <text:p>14.5</text:p>
          </table:table-cell>
          <table:table-cell table:formula="of:=([.I7]*[$Coeff.$B$2]+[.J7]*[$Coeff.$B$4]+[.K7]*[$Coeff.$B$5]+[.L7]*[$Coeff.$B$6]+[.M7]*[$Coeff.$B$3])/SUM([$Coeff.$B$2:.$B$6])" office:value-type="float" office:value="13.148" calcext:value-type="float">
            <text:p>13.148</text:p>
          </table:table-cell>
          <table:table-cell table:number-columns-repeated="1008"/>
        </table:table-row>
        <table:table-row table:style-name="ro1">
          <table:table-cell office:value-type="float" office:value="2018007" calcext:value-type="float">
            <text:p>2018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rane</text:p>
          </table:table-cell>
          <table:table-cell office:value-type="string" calcext:value-type="string">
            <text:p>Lamy</text:p>
          </table:table-cell>
          <table:table-cell table:style-name="ce2" office:value-type="date" office:date-value="1994-03-16" calcext:value-type="date">
            <text:p>03/16/94</text:p>
          </table:table-cell>
          <table:table-cell table:style-name="ce7" table:formula="of:=DATEDIF([.E8];TODAY();&quot;y&quot;)" office:value-type="float" office:value="24" calcext:value-type="float">
            <text:p>24</text:p>
          </table:table-cell>
          <table:table-cell office:value-type="float" office:value="93100" calcext:value-type="float">
            <text:p>93100</text:p>
          </table:table-cell>
          <table:table-cell office:value-type="string" calcext:value-type="string">
            <text:p>MONTREUIL</text:p>
          </table:table-cell>
          <table:table-cell office:value-type="float" office:value="12.4" calcext:value-type="float">
            <text:p>12.4</text:p>
          </table:table-cell>
          <table:table-cell office:value-type="float" office:value="11.7" calcext:value-type="float">
            <text:p>11.7</text:p>
          </table:table-cell>
          <table:table-cell office:value-type="float" office:value="10.3" calcext:value-type="float">
            <text:p>10.3</text:p>
          </table:table-cell>
          <table:table-cell office:value-type="float" office:value="5.9" calcext:value-type="float">
            <text:p>5.9</text:p>
          </table:table-cell>
          <table:table-cell office:value-type="float" office:value="19.4" calcext:value-type="float">
            <text:p>19.4</text:p>
          </table:table-cell>
          <table:table-cell table:formula="of:=AVERAGE([.I8:.M8])" office:value-type="float" office:value="11.94" calcext:value-type="float">
            <text:p>11.94</text:p>
          </table:table-cell>
          <table:table-cell table:formula="of:=MEDIAN([.I8:.M8])" office:value-type="float" office:value="11.7" calcext:value-type="float">
            <text:p>11.7</text:p>
          </table:table-cell>
          <table:table-cell table:formula="of:=([.I8]*[$Coeff.$B$2]+[.J8]*[$Coeff.$B$4]+[.K8]*[$Coeff.$B$5]+[.L8]*[$Coeff.$B$6]+[.M8]*[$Coeff.$B$3])/SUM([$Coeff.$B$2:.$B$6])" office:value-type="float" office:value="12.37" calcext:value-type="float">
            <text:p>12.37</text:p>
          </table:table-cell>
          <table:table-cell table:number-columns-repeated="1008"/>
        </table:table-row>
        <table:table-row table:style-name="ro1">
          <table:table-cell office:value-type="float" office:value="2018008" calcext:value-type="float">
            <text:p>2018008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Langelier</text:p>
          </table:table-cell>
          <table:table-cell table:style-name="ce2" office:value-type="date" office:date-value="1999-04-11" calcext:value-type="date">
            <text:p>04/11/99</text:p>
          </table:table-cell>
          <table:table-cell table:style-name="ce7" table:formula="of:=DATEDIF([.E9];TODAY();&quot;y&quot;)" office:value-type="float" office:value="19" calcext:value-type="float">
            <text:p>19</text:p>
          </table:table-cell>
          <table:table-cell office:value-type="float" office:value="68200" calcext:value-type="float">
            <text:p>68200</text:p>
          </table:table-cell>
          <table:table-cell office:value-type="string" calcext:value-type="string">
            <text:p>MULHOUSE</text:p>
          </table:table-cell>
          <table:table-cell office:value-type="float" office:value="5.6" calcext:value-type="float">
            <text:p>5.6</text:p>
          </table:table-cell>
          <table:table-cell office:value-type="float" office:value="14.2" calcext:value-type="float">
            <text:p>14.2</text:p>
          </table:table-cell>
          <table:table-cell office:value-type="float" office:value="10.25" calcext:value-type="float">
            <text:p>10.2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table:formula="of:=AVERAGE([.I9:.M9])" office:value-type="float" office:value="9.61" calcext:value-type="float">
            <text:p>9.61</text:p>
          </table:table-cell>
          <table:table-cell table:formula="of:=MEDIAN([.I9:.M9])" office:value-type="float" office:value="10.25" calcext:value-type="float">
            <text:p>10.25</text:p>
          </table:table-cell>
          <table:table-cell table:formula="of:=([.I9]*[$Coeff.$B$2]+[.J9]*[$Coeff.$B$4]+[.K9]*[$Coeff.$B$5]+[.L9]*[$Coeff.$B$6]+[.M9]*[$Coeff.$B$3])/SUM([$Coeff.$B$2:.$B$6])" office:value-type="float" office:value="9.1325" calcext:value-type="float">
            <text:p>9.1325</text:p>
          </table:table-cell>
          <table:table-cell table:number-columns-repeated="1008"/>
        </table:table-row>
        <table:table-row table:style-name="ro1">
          <table:table-cell office:value-type="float" office:value="2018009" calcext:value-type="float">
            <text:p>201800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Marois</text:p>
          </table:table-cell>
          <table:table-cell table:style-name="ce2" office:value-type="date" office:date-value="1994-07-11" calcext:value-type="date">
            <text:p>07/11/94</text:p>
          </table:table-cell>
          <table:table-cell table:style-name="ce7" table:formula="of:=DATEDIF([.E10];TODAY();&quot;y&quot;)" office:value-type="float" office:value="24" calcext:value-type="float">
            <text:p>24</text:p>
          </table:table-cell>
          <table:table-cell office:value-type="float" office:value="75003" calcext:value-type="float">
            <text:p>75003</text:p>
          </table:table-cell>
          <table:table-cell office:value-type="string" calcext:value-type="string">
            <text:p>PARIS</text:p>
          </table:table-cell>
          <table:table-cell office:value-type="float" office:value="6.2" calcext:value-type="float">
            <text:p>6.2</text:p>
          </table:table-cell>
          <table:table-cell office:value-type="float" office:value="9.75" calcext:value-type="float">
            <text:p>9.75</text:p>
          </table:table-cell>
          <table:table-cell office:value-type="float" office:value="9" calcext:value-type="float">
            <text:p>9</text:p>
          </table:table-cell>
          <table:table-cell office:value-type="float" office:value="13.41" calcext:value-type="float">
            <text:p>13.41</text:p>
          </table:table-cell>
          <table:table-cell office:value-type="float" office:value="8" calcext:value-type="float">
            <text:p>8</text:p>
          </table:table-cell>
          <table:table-cell table:formula="of:=AVERAGE([.I10:.M10])" office:value-type="float" office:value="9.272" calcext:value-type="float">
            <text:p>9.272</text:p>
          </table:table-cell>
          <table:table-cell table:formula="of:=MEDIAN([.I10:.M10])" office:value-type="float" office:value="9" calcext:value-type="float">
            <text:p>9</text:p>
          </table:table-cell>
          <table:table-cell table:formula="of:=([.I10]*[$Coeff.$B$2]+[.J10]*[$Coeff.$B$4]+[.K10]*[$Coeff.$B$5]+[.L10]*[$Coeff.$B$6]+[.M10]*[$Coeff.$B$3])/SUM([$Coeff.$B$2:.$B$6])" office:value-type="float" office:value="8.7715" calcext:value-type="float">
            <text:p>8.7715</text:p>
          </table:table-cell>
          <table:table-cell table:number-columns-repeated="1008"/>
        </table:table-row>
        <table:table-row table:style-name="ro1">
          <table:table-cell office:value-type="float" office:value="2018010" calcext:value-type="float">
            <text:p>20180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Noël</text:p>
          </table:table-cell>
          <table:table-cell table:style-name="ce2" office:value-type="date" office:date-value="1995-10-20" calcext:value-type="date">
            <text:p>10/20/95</text:p>
          </table:table-cell>
          <table:table-cell table:style-name="ce7" table:formula="of:=DATEDIF([.E11];TODAY();&quot;y&quot;)" office:value-type="float" office:value="22" calcext:value-type="float">
            <text:p>22</text:p>
          </table:table-cell>
          <table:table-cell office:value-type="float" office:value="55100" calcext:value-type="float">
            <text:p>55100</text:p>
          </table:table-cell>
          <table:table-cell office:value-type="string" calcext:value-type="string">
            <text:p>VERDUN</text:p>
          </table:table-cell>
          <table:table-cell office:value-type="float" office:value="10.18" calcext:value-type="float">
            <text:p>10.18</text:p>
          </table:table-cell>
          <table:table-cell office:value-type="float" office:value="8.72" calcext:value-type="float">
            <text:p>8.72</text:p>
          </table:table-cell>
          <table:table-cell office:value-type="float" office:value="11.5" calcext:value-type="float">
            <text:p>11.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table:formula="of:=AVERAGE([.I11:.M11])" office:value-type="float" office:value="8.98" calcext:value-type="float">
            <text:p>8.98</text:p>
          </table:table-cell>
          <table:table-cell table:formula="of:=MEDIAN([.I11:.M11])" office:value-type="float" office:value="10" calcext:value-type="float">
            <text:p>10</text:p>
          </table:table-cell>
          <table:table-cell table:formula="of:=([.I11]*[$Coeff.$B$2]+[.J11]*[$Coeff.$B$4]+[.K11]*[$Coeff.$B$5]+[.L11]*[$Coeff.$B$6]+[.M11]*[$Coeff.$B$3])/SUM([$Coeff.$B$2:.$B$6])" office:value-type="float" office:value="8.923" calcext:value-type="float">
            <text:p>8.923</text:p>
          </table:table-cell>
          <table:table-cell table:number-columns-repeated="1008"/>
        </table:table-row>
        <table:table-row table:style-name="ro1">
          <table:table-cell office:value-type="float" office:value="2018011" calcext:value-type="float">
            <text:p>201801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Orville</text:p>
          </table:table-cell>
          <table:table-cell table:style-name="ce2" office:value-type="date" office:date-value="1995-04-08" calcext:value-type="date">
            <text:p>04/08/95</text:p>
          </table:table-cell>
          <table:table-cell table:style-name="ce7" table:formula="of:=DATEDIF([.E12];TODAY();&quot;y&quot;)" office:value-type="float" office:value="23" calcext:value-type="float">
            <text:p>23</text:p>
          </table:table-cell>
          <table:table-cell office:value-type="float" office:value="59400" calcext:value-type="float">
            <text:p>59400</text:p>
          </table:table-cell>
          <table:table-cell office:value-type="string" calcext:value-type="string">
            <text:p>CAMBRAI</text:p>
          </table:table-cell>
          <table:table-cell office:value-type="float" office:value="12.3" calcext:value-type="float">
            <text:p>12.3</text:p>
          </table:table-cell>
          <table:table-cell office:value-type="float" office:value="19.5" calcext:value-type="float">
            <text:p>19.5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4.03" calcext:value-type="float">
            <text:p>4.03</text:p>
          </table:table-cell>
          <table:table-cell table:formula="of:=AVERAGE([.I12:.M12])" office:value-type="float" office:value="8.526" calcext:value-type="float">
            <text:p>8.526</text:p>
          </table:table-cell>
          <table:table-cell table:formula="of:=MEDIAN([.I12:.M12])" office:value-type="float" office:value="4.5" calcext:value-type="float">
            <text:p>4.5</text:p>
          </table:table-cell>
          <table:table-cell table:formula="of:=([.I12]*[$Coeff.$B$2]+[.J12]*[$Coeff.$B$4]+[.K12]*[$Coeff.$B$5]+[.L12]*[$Coeff.$B$6]+[.M12]*[$Coeff.$B$3])/SUM([$Coeff.$B$2:.$B$6])" office:value-type="float" office:value="9.416" calcext:value-type="float">
            <text:p>9.416</text:p>
          </table:table-cell>
          <table:table-cell table:number-columns-repeated="1008"/>
        </table:table-row>
        <table:table-row table:style-name="ro1">
          <table:table-cell office:value-type="float" office:value="2018012" calcext:value-type="float">
            <text:p>2018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ouk</text:p>
          </table:table-cell>
          <table:table-cell office:value-type="string" calcext:value-type="string">
            <text:p>Poissonnier</text:p>
          </table:table-cell>
          <table:table-cell table:style-name="ce2" office:value-type="date" office:date-value="1995-05-25" calcext:value-type="date">
            <text:p>05/25/95</text:p>
          </table:table-cell>
          <table:table-cell table:style-name="ce7" table:formula="of:=DATEDIF([.E13];TODAY();&quot;y&quot;)" office:value-type="float" office:value="23" calcext:value-type="float">
            <text:p>23</text:p>
          </table:table-cell>
          <table:table-cell office:value-type="float" office:value="94270" calcext:value-type="float">
            <text:p>94270</text:p>
          </table:table-cell>
          <table:table-cell office:value-type="string" calcext:value-type="string">
            <text:p>LE KREMLIN-BICÊTRE</text:p>
          </table:table-cell>
          <table:table-cell office:value-type="float" office:value="13.85" calcext:value-type="float">
            <text:p>13.85</text:p>
          </table:table-cell>
          <table:table-cell office:value-type="float" office:value="18.75" calcext:value-type="float">
            <text:p>18.75</text:p>
          </table:table-cell>
          <table:table-cell office:value-type="float" office:value="8.34" calcext:value-type="float">
            <text:p>8.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AVERAGE([.I13:.M13])" office:value-type="float" office:value="10.588" calcext:value-type="float">
            <text:p>10.588</text:p>
          </table:table-cell>
          <table:table-cell table:formula="of:=MEDIAN([.I13:.M13])" office:value-type="float" office:value="8.34" calcext:value-type="float">
            <text:p>8.34</text:p>
          </table:table-cell>
          <table:table-cell table:formula="of:=([.I13]*[$Coeff.$B$2]+[.J13]*[$Coeff.$B$4]+[.K13]*[$Coeff.$B$5]+[.L13]*[$Coeff.$B$6]+[.M13]*[$Coeff.$B$3])/SUM([$Coeff.$B$2:.$B$6])" office:value-type="float" office:value="11.306" calcext:value-type="float">
            <text:p>11.306</text:p>
          </table:table-cell>
          <table:table-cell table:number-columns-repeated="1008"/>
        </table:table-row>
        <table:table-row table:style-name="ro1">
          <table:table-cell office:value-type="float" office:value="2018013" calcext:value-type="float">
            <text:p>2018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rlotta</text:p>
          </table:table-cell>
          <table:table-cell office:value-type="string" calcext:value-type="string">
            <text:p>Turgeon</text:p>
          </table:table-cell>
          <table:table-cell table:style-name="ce2" office:value-type="date" office:date-value="1998-07-11" calcext:value-type="date">
            <text:p>07/11/98</text:p>
          </table:table-cell>
          <table:table-cell table:style-name="ce7" table:formula="of:=DATEDIF([.E14];TODAY();&quot;y&quot;)" office:value-type="float" office:value="20" calcext:value-type="float">
            <text:p>20</text:p>
          </table:table-cell>
          <table:table-cell office:value-type="float" office:value="91000" calcext:value-type="float">
            <text:p>91000</text:p>
          </table:table-cell>
          <table:table-cell office:value-type="string" calcext:value-type="string">
            <text:p>EVRY</text:p>
          </table:table-cell>
          <table:table-cell office:value-type="float" office:value="10.75" calcext:value-type="float">
            <text:p>10.75</text:p>
          </table:table-cell>
          <table:table-cell office:value-type="float" office:value="8.4" calcext:value-type="float">
            <text:p>8.4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2" office:value-type="float" office:value="13.5" calcext:value-type="float">
            <text:p>13.5</text:p>
          </table:table-cell>
          <table:table-cell table:formula="of:=AVERAGE([.I14:.M14])" office:value-type="float" office:value="11.93" calcext:value-type="float">
            <text:p>11.93</text:p>
          </table:table-cell>
          <table:table-cell table:formula="of:=MEDIAN([.I14:.M14])" office:value-type="float" office:value="13.5" calcext:value-type="float">
            <text:p>13.5</text:p>
          </table:table-cell>
          <table:table-cell table:formula="of:=([.I14]*[$Coeff.$B$2]+[.J14]*[$Coeff.$B$4]+[.K14]*[$Coeff.$B$5]+[.L14]*[$Coeff.$B$6]+[.M14]*[$Coeff.$B$3])/SUM([$Coeff.$B$2:.$B$6])" office:value-type="float" office:value="11.655" calcext:value-type="float">
            <text:p>11.65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TOTAL:</text:p>
          </table:table-cell>
          <table:table-cell/>
          <table:table-cell table:formula="of:=AVERAGE([.I2:.M14])" office:value-type="float" office:value="10.5058461538462" calcext:value-type="float">
            <text:p>10.5058461538462</text:p>
          </table:table-cell>
          <table:table-cell table:formula="of:=MEDIAN([.I2:.M14])" office:value-type="float" office:value="10.18" calcext:value-type="float">
            <text:p>10.18</text:p>
          </table:table-cell>
          <table:table-cell table:formula="of:=(AVERAGE([.I2:.I14])*[$Coeff.B2]+AVERAGE([.J2:.J14])*[$Coeff.B4]+AVERAGE([.K2:.K14])*[$Coeff.B5]+AVERAGE([.L2:.L14])*[$Coeff.B6]+AVERAGE([.M2:.M14])*[$Coeff.B3])/SUM([$Coeff.B2:.B6])" office:value-type="float" office:value="10.6323076923077" calcext:value-type="float">
            <text:p>10.6323076923077</text:p>
          </table:table-cell>
          <table:table-cell table:number-columns-repeated="100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eff" table:style-name="ta2">
        <office:forms form:automatic-focus="false" form:apply-design-mode="false"/>
        <table:table-column table:style-name="co9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" table:number-columns-repeated="254" table:default-cell-style-name="ce1"/>
        <table:table-column table:style-name="co1" table:number-columns-repeated="766" table:default-cell-style-name="Default"/>
        <table:table-row table:style-name="ro1">
          <table:table-cell table:style-name="ce3" office:value-type="string" calcext:value-type="string">
            <text:p>Matiere</text:p>
          </table:table-cell>
          <table:table-cell table:style-name="ce4" office:value-type="string" calcext:value-type="string">
            <text:p>Coef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Mathematique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SE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Francai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stoire/Geographie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V1</text:p>
          </table:table-cell>
          <table:table-cell office:value-type="float" office:value="1.5" calcext:value-type="float">
            <text:p>1.5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otes.A1:Notes.N1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6.69pt" fo:margin-right="56.69pt" style:first-page-number="continu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18:09:01.715155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s" style:display-name="PageStyle_Not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oeff" style:display-name="PageStyle_Coeff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3:31:18.781715800</meta:creation-date>
    <dc:date>2018-09-19T19:12:04.610121774</dc:date>
    <meta:editing-cycles>11</meta:editing-cycles>
    <meta:editing-duration>PT5H31M54S</meta:editing-duration>
    <meta:generator>LibreOffice/6.0.6.2$Linux_X86_64 LibreOffice_project/00m0$Build-2</meta:generator>
    <meta:document-statistic meta:table-count="2" meta:cell-count="240" meta:object-count="0"/>
  </office:meta>
</office:document-meta>
</file>